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219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565cm" style:rel-column-width="1454*"/>
    </style:style>
    <style:style style:name="Table1.B" style:family="table-column">
      <style:table-column-properties style:column-width="0.476cm" style:rel-column-width="270*"/>
    </style:style>
    <style:style style:name="Table1.C" style:family="table-column">
      <style:table-column-properties style:column-width="0.741cm" style:rel-column-width="420*"/>
    </style:style>
    <style:style style:name="Table1.D" style:family="table-column">
      <style:table-column-properties style:column-width="1.087cm" style:rel-column-width="616*"/>
    </style:style>
    <style:style style:name="Table1.E" style:family="table-column">
      <style:table-column-properties style:column-width="0.767cm" style:rel-column-width="435*"/>
    </style:style>
    <style:style style:name="Table1.F" style:family="table-column">
      <style:table-column-properties style:column-width="3.358cm" style:rel-column-width="1904*"/>
    </style:style>
    <style:style style:name="Table1.G" style:family="table-column">
      <style:table-column-properties style:column-width="0.661cm" style:rel-column-width="375*"/>
    </style:style>
    <style:style style:name="Table1.H" style:family="table-column">
      <style:table-column-properties style:column-width="0.557cm" style:rel-column-width="316*"/>
    </style:style>
    <style:style style:name="Table1.I" style:family="table-column">
      <style:table-column-properties style:column-width="0.45cm" style:rel-column-width="255*"/>
    </style:style>
    <style:style style:name="Table1.J" style:family="table-column">
      <style:table-column-properties style:column-width="3.279cm" style:rel-column-width="1859*"/>
    </style:style>
    <style:style style:name="Table1.K" style:family="table-column">
      <style:table-column-properties style:column-width="2.277cm" style:rel-column-width="129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29cm" fo:margin-left="9.493cm" fo:margin-right="-0.085cm" table:align="margins"/>
    </style:style>
    <style:style style:name="Table6.A" style:family="table-column">
      <style:table-column-properties style:column-width="6.42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weight="normal" style:font-weight-asian="normal" style:font-name-complex="Tahoma" style:font-weight-complex="normal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10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1</text:p>
          </table:table-cell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4">{lokasi_surat}, {tgl_surat}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sifat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4">{perihal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1" table:number-columns-spanned="2" office:value-type="string">
            <text:p text:style-name="P4"/>
          </table:table-cell>
          <table:covered-table-cell/>
          <table:table-cell table:style-name="Table1.A1" table:number-columns-spanned="9" office:value-type="string">
            <text:p text:style-name="P9">Merujuk surat kami Nomor: {isi1} tanggal {isi2} perihal laporan persidangan perkara tindak pidana {isi3} (sidang ke {isi4}), dengan ini dilaporkan sebagai berikut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11" office:value-type="string">
            <text:p text:style-name="P5">1.</text:p>
          </table:table-cell>
          <table:table-cell table:style-name="Table1.A1" table:number-columns-spanned="8" office:value-type="string">
            <text:p text:style-name="P5">Perkara tindak pidana atas nama terdakwa {isi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Nama lengkap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nama_tersangk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Tempat lahir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tempat_lahir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Umur/ Tgl. Lahir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umur} Tahun/ {tgl_lahir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Jenis Kelamin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jenis_kelami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Kebangsaan/ Kewarganegaraan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kewarganegara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Tempat tinggal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alamat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Agama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agam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Pekerjaan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pekerja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1">Pendidikan</text:p>
          </table:table-cell>
          <table:covered-table-cell/>
          <table:covered-table-cell/>
          <table:table-cell table:style-name="Table1.A1" table:number-columns-spanned="2" office:value-type="string">
            <text:p text:style-name="P11">:</text:p>
          </table:table-cell>
          <table:covered-table-cell/>
          <table:table-cell table:style-name="Table1.A1" table:number-columns-spanned="3" office:value-type="string">
            <text:p text:style-name="P11">{pendidikan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8" office:value-type="string">
            <text:p text:style-name="P11"/>
            <text:p text:style-name="P11">Telah sampai pada tahap tuntutan pidana (Requisitoir) yang akan dibacakan oleh Jaksa Penuntut Umum pada: hari {nama_hari} Tanggal {isi6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2.</text:p>
          </table:table-cell>
          <table:table-cell table:style-name="Table1.A1" table:number-columns-spanned="8" office:value-type="string">
            <text:p text:style-name="P5">Kasus Posisi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8" office:value-type="string">
            <text:p text:style-name="P5">{isi7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3.</text:p>
          </table:table-cell>
          <table:table-cell table:style-name="Table1.A1" table:number-columns-spanned="8" office:value-type="string">
            <text:p text:style-name="P5">Pasal yang didakwakan : {isi8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4.</text:p>
          </table:table-cell>
          <table:table-cell table:style-name="Table1.A1" table:number-columns-spanned="8" office:value-type="string">
            <text:p text:style-name="P5">Pasal dakwaan yang dapat dibuktikan : {isi9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5.</text:p>
          </table:table-cell>
          <table:table-cell table:style-name="Table1.A1" table:number-columns-spanned="8" office:value-type="string">
            <text:p text:style-name="P5">Barang Bukti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8" office:value-type="string">
            <text:p text:style-name="P5">{isi10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6.</text:p>
          </table:table-cell>
          <table:table-cell table:style-name="Table1.A1" table:number-columns-spanned="8" office:value-type="string">
            <text:p text:style-name="P5">Akibat yang ditimbulka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4" office:value-type="string">
            <text:p text:style-name="P5"/>
          </table:table-cell>
          <table:table-cell table:style-name="Table1.A1" office:value-type="string">
            <text:p text:style-name="P5">-</text:p>
          </table:table-cell>
          <table:table-cell table:style-name="Table1.A1" table:number-columns-spanned="4" office:value-type="string">
            <text:p text:style-name="P5">Kerugian keuangan negara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Rp. {isi11}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4" office:value-type="string">
            <text:p text:style-name="P5">Mati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2}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4" office:value-type="string">
            <text:p text:style-name="P5">Luka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3}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4" office:value-type="string">
            <text:p text:style-name="P5">Akibat lain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4}</text:p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7.</text:p>
          </table:table-cell>
          <table:table-cell table:style-name="Table1.A1" table:number-columns-spanned="8" office:value-type="string">
            <text:p text:style-name="P5">Hal-hal yang mempengaruhi Tuntuta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4" office:value-type="string">
            <text:p text:style-name="P5"/>
          </table:table-cell>
          <table:table-cell table:style-name="Table1.A1" office:value-type="string">
            <text:p text:style-name="P5">7.1</text:p>
          </table:table-cell>
          <table:table-cell table:style-name="Table1.A1" table:number-columns-spanned="7" office:value-type="string">
            <text:p text:style-name="P5">Yang memberatk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7.2</text:p>
          </table:table-cell>
          <table:table-cell table:style-name="Table1.A1" table:number-columns-spanned="7" office:value-type="string">
            <text:p text:style-name="P5">Yang meringanka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8.</text:p>
          </table:table-cell>
          <table:table-cell table:style-name="Table1.A1" table:number-columns-spanned="8" office:value-type="string">
            <text:p text:style-name="P5">Tolok Uku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8" office:value-type="string">
            <text:p text:style-name="P5">{isi15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9.</text:p>
          </table:table-cell>
          <table:table-cell table:style-name="Table1.A1" table:number-columns-spanned="8" office:value-type="string">
            <text:p text:style-name="P5">Rencana Tuntutan Pidan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9" office:value-type="string">
            <text:p text:style-name="P5"/>
          </table:table-cell>
          <table:table-cell table:style-name="Table1.A1" office:value-type="string">
            <text:p text:style-name="P5">9.1</text:p>
          </table:table-cell>
          <table:table-cell table:style-name="Table1.A1" table:number-columns-spanned="7" office:value-type="string">
            <text:p text:style-name="P5">Usul Jaksa P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rows-spanned="4" office:value-type="string">
            <text:p text:style-name="P5"/>
          </table:table-cell>
          <table:table-cell table:style-name="Table1.A1" office:value-type="string">
            <text:p text:style-name="P5">-</text:p>
          </table:table-cell>
          <table:table-cell table:style-name="Table1.A1" table:number-columns-spanned="3" office:value-type="string">
            <text:p text:style-name="P5">Pidana Pokok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6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3" office:value-type="string">
            <text:p text:style-name="P5">Pidana Tambahan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7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3" office:value-type="string">
            <text:p text:style-name="P5">Barang Bukti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{isi18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-</text:p>
          </table:table-cell>
          <table:table-cell table:style-name="Table1.A1" table:number-columns-spanned="3" office:value-type="string">
            <text:p text:style-name="P5">Biaya Perkara</text:p>
          </table:table-cell>
          <table:covered-table-cell/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2" office:value-type="string">
            <text:p text:style-name="P5">Rp. {isi19}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9.2</text:p>
          </table:table-cell>
          <table:table-cell table:style-name="Table1.A1" table:number-columns-spanned="7" office:value-type="string">
            <text:p text:style-name="P5">Usul/ Pendapat Kajar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>9.3</text:p>
          </table:table-cell>
          <table:table-cell table:style-name="Table1.A1" table:number-columns-spanned="7" office:value-type="string">
            <text:p text:style-name="P5">Usul/ Pendapat Kepala Kejaksaan Tingg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columns-spanned="9" office:value-type="string">
            <text:p text:style-name="P5">Demikian untuk maklum dan mohon petunju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KEPALA {nama_satker}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2:21:01.35</dc:date>
    <meta:editing-cycles>25</meta:editing-cycles>
    <meta:editing-duration>PT2H3M17S</meta:editing-duration>
    <meta:document-statistic meta:table-count="2" meta:image-count="0" meta:object-count="0" meta:page-count="2" meta:paragraph-count="117" meta:word-count="230" meta:character-count="1464"/>
    <meta:template xlink:type="simple" xlink:actuate="onRequest" xlink:title="" xlink:href="Normal.dotm"/>
  </office:meta>
</office:document-meta>
</file>